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 Portable Impedance Tomography Platform</text:title></text:p>
      <text:p text:style-name="OrgTitle"/>
      <text:p text:style-name="OrgSubtitle"><text:initial-creator>Ashton Johnso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75626aa">1. </text:a></text:p>
        </text:index-body>
      </text:table-of-content>
      <text:h text:style-name="Heading_20_1" text:outline-level="1" text:is-list-header="false">
<text:bookmark-start text:name="OrgXref.org75626aa"/>
<text:bookmark text:name="org75626aa"/>
<text:bookmark-end text:name="OrgXref.org75626aa"/></text:h>
      <text:p text:style-name="Text_20_body">Electrical impedance analysis is a non-invasive technique used for determining the density and composition of various materials. Regarding the human body, one dimensional analysis can determine water content, body fat, and blood glucose measurements. Using multiple electrode sets, we developed a solution to provide two dimensional (2D) tomography imaging. A portable bio-impedance tomography unit is realized using the Analog Devices AD5933 integrated circuit for measuring complex impedance, an analog front end for interfacing to the human body and analog multiplexers. We implement this as a portable device that can be accessed using Bluetooth Low Energ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shton Johnson</dc:creator>
    <meta:initial-creator>Ashton Johnson</meta:initial-creator>
    <dc:date>2017-11-19T18:30:34</dc:date>
    <meta:creation-date>2017-11-19T18:30:34</meta:creation-date>
    <meta:generator>Emacs 24.5.1 (Org mode 9.0.10)</meta:generator>
    <meta:keyword/>
    <dc:subject/>
    <dc:title>A Portable Impedance Tomography Platform</dc:title>
  </office:meta>
</office:document-meta>
</file>